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58.11pt"/>
    </style:style>
    <style:style style:name="co3" style:family="table-column">
      <style:table-column-properties fo:break-before="auto" style:column-width="376.3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55.59pt"/>
    </style:style>
    <style:style style:name="co6" style:family="table-column">
      <style:table-column-properties fo:break-before="auto" style:column-width="59.19pt"/>
    </style:style>
    <style:style style:name="co7" style:family="table-column">
      <style:table-column-properties fo:break-before="auto" style:column-width="61.94pt"/>
    </style:style>
    <style:style style:name="co8" style:family="table-column">
      <style:table-column-properties fo:break-before="auto" style:column-width="83.76pt"/>
    </style:style>
    <style:style style:name="co9" style:family="table-column">
      <style:table-column-properties fo:break-before="auto" style:column-width="79.2pt"/>
    </style:style>
    <style:style style:name="co10" style:family="table-column">
      <style:table-column-properties fo:break-before="auto" style:column-width="111.91pt"/>
    </style:style>
    <style:style style:name="co11" style:family="table-column">
      <style:table-column-properties fo:break-before="auto" style:column-width="117.35pt"/>
    </style:style>
    <style:style style:name="co12" style:family="table-column">
      <style:table-column-properties fo:break-before="auto" style:column-width="58.31pt"/>
    </style:style>
    <style:style style:name="ro1" style:family="table-row">
      <style:table-row-properties style:row-height="124.6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84"/>
    <style:style style:name="ce3" style:family="table-cell" style:parent-style-name="Default" style:data-style-name="N0"/>
  </office:automatic-styles>
  <office:body>
    <office:spreadsheet>
      <table:calculation-settings table:automatic-find-labels="false"/>
      <table:table table:name="depecheStats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7-03-12</text:p>
          </table:table-cell>
          <table:table-cell office:value-type="string" calcext:value-type="string">
            <text:p>array (</text:p>
            <text:p>  8 =&gt; 0.12800000000000000266453525910037569701671600341796875,</text:p>
            <text:p>  9 =&gt; 0.12800000000000000266453525910037569701671600341796875,</text:p>
            <text:p>  10 =&gt; 0.185999999999999998667732370449812151491641998291015625,</text:p>
            <text:p>  11 =&gt; 0.302999999999999991562305012848810292780399322509765625,</text:p>
            <text:p>  12 =&gt; 0.3609999999999999875655021241982467472553253173828125,</text:p>
            <text:p>  13 =&gt; 0.3609999999999999875655021241982467472553253173828125,</text:p>
            <text:p>  14 =&gt; 0.12800000000000000266453525910037569701671600341796875,</text:p>
            <text:p>  15 =&gt; 0.12800000000000000266453525910037569701671600341796875,</text:p>
            <text:p>  16 =&gt; 0.12800000000000000266453525910037569701671600341796875,</text:p>
            <text:p>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7-03-13</text:p>
          </table:table-cell>
          <table:table-cell office:value-type="string" calcext:value-type="string">
            <text:p>array (</text:p>
            <text:p>  8 =&gt; 0.12800000000000000266453525910037569701671600341796875,</text:p>
            <text:p>  9 =&gt; 0.12800000000000000266453525910037569701671600341796875,</text:p>
            <text:p>  10 =&gt; 0.11700000000000000677236045021345489658415317535400390625,</text:p>
            <text:p>  11 =&gt; 0.302999999999999991562305012848810292780399322509765625,</text:p>
            <text:p>  12 =&gt; 0.3609999999999999875655021241982467472553253173828125,</text:p>
            <text:p>  13 =&gt; 0.3609999999999999875655021241982467472553253173828125,</text:p>
            <text:p>  14 =&gt; 0.12800000000000000266453525910037569701671600341796875,</text:p>
            <text:p>  15 =&gt; 0.12800000000000000266453525910037569701671600341796875,</text:p>
            <text:p>  16 =&gt; 0.12800000000000000266453525910037569701671600341796875,</text:p>
            <text:p>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17-03-14</text:p>
          </table:table-cell>
          <table:table-cell office:value-type="string" calcext:value-type="string">
            <text:p>array (</text:p>
            <text:p>  8 =&gt; 0.058000000000000002942091015256664832122623920440673828125,</text:p>
            <text:p>  9 =&gt; 0.12800000000000000266453525910037569701671600341796875,</text:p>
            <text:p>  10 =&gt; 0.1509999999999999953370632965743425302207469940185546875,</text:p>
            <text:p>  11 =&gt; 0.302999999999999991562305012848810292780399322509765625,</text:p>
            <text:p>  12 =&gt; 0.3609999999999999875655021241982467472553253173828125,</text:p>
            <text:p>  13 =&gt; 0.3609999999999999875655021241982467472553253173828125,</text:p>
            <text:p>  14 =&gt; 0.12800000000000000266453525910037569701671600341796875,</text:p>
            <text:p>  15 =&gt; 0.12800000000000000266453525910037569701671600341796875,</text:p>
            <text:p>  16 =&gt; 0.12800000000000000266453525910037569701671600341796875,</text:p>
            <text:p>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17-03-15</text:p>
          </table:table-cell>
          <table:table-cell office:value-type="string" calcext:value-type="string">
            <text:p>array (</text:p>
            <text:p>  8 =&gt; 0.0929999999999999993338661852249060757458209991455078125,</text:p>
            <text:p>  9 =&gt; 0.0929999999999999993338661852249060757458209991455078125,</text:p>
            <text:p>  10 =&gt; 0.180999999999999994226840271949185989797115325927734375,</text:p>
            <text:p>  11 =&gt; 0.302999999999999991562305012848810292780399322509765625,</text:p>
            <text:p>  12 =&gt; 0.3609999999999999875655021241982467472553253173828125,</text:p>
            <text:p>  13 =&gt; 0.3609999999999999875655021241982467472553253173828125,</text:p>
            <text:p>  14 =&gt; 0.12800000000000000266453525910037569701671600341796875,</text:p>
            <text:p>  15 =&gt; 0.12800000000000000266453525910037569701671600341796875,</text:p>
            <text:p>  16 =&gt; 0.12800000000000000266453525910037569701671600341796875,</text:p>
            <text:p>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017-03-16</text:p>
          </table:table-cell>
          <table:table-cell office:value-type="string" calcext:value-type="string">
            <text:p>array (</text:p>
            <text:p>  8 =&gt; 0.1479999999999999926725280374739668332040309906005859375,</text:p>
            <text:p>  9 =&gt; 0.12199999999999999733546474089962430298328399658203125,</text:p>
            <text:p>  10 =&gt; 0.11700000000000000677236045021345489658415317535400390625,</text:p>
            <text:p>  11 =&gt; 0.302999999999999991562305012848810292780399322509765625,</text:p>
            <text:p>  12 =&gt; 0.3609999999999999875655021241982467472553253173828125,</text:p>
            <text:p>  13 =&gt; 0.3609999999999999875655021241982467472553253173828125,</text:p>
            <text:p>  14 =&gt; 0.12800000000000000266453525910037569701671600341796875,</text:p>
            <text:p>  15 =&gt; 0.12800000000000000266453525910037569701671600341796875,</text:p>
            <text:p>  16 =&gt; 0.12800000000000000266453525910037569701671600341796875,</text:p>
            <text:p>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017-03-17</text:p>
          </table:table-cell>
          <table:table-cell office:value-type="string" calcext:value-type="string">
            <text:p>array (</text:p>
            <text:p>  8 =&gt; 0.0200000000000000004163336342344337026588618755340576171875,</text:p>
            <text:p>  9 =&gt; 0.1479999999999999926725280374739668332040309906005859375,</text:p>
            <text:p>  10 =&gt; 0.11700000000000000677236045021345489658415317535400390625,</text:p>
            <text:p>  11 =&gt; 0.302999999999999991562305012848810292780399322509765625,</text:p>
            <text:p>  12 =&gt; 0.3609999999999999875655021241982467472553253173828125,</text:p>
            <text:p>  13 =&gt; 0.3609999999999999875655021241982467472553253173828125,</text:p>
            <text:p>  14 =&gt; 0.12800000000000000266453525910037569701671600341796875,</text:p>
            <text:p>  15 =&gt; 0.12800000000000000266453525910037569701671600341796875,</text:p>
            <text:p>  16 =&gt; 0.12800000000000000266453525910037569701671600341796875,</text:p>
            <text:p>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017-03-18</text:p>
          </table:table-cell>
          <table:table-cell office:value-type="string" calcext:value-type="string">
            <text:p>array (</text:p>
            <text:p>  8 =&gt; 0.058000000000000002942091015256664832122623920440673828125,</text:p>
            <text:p>  9 =&gt; 0.0200000000000000004163336342344337026588618755340576171875,</text:p>
            <text:p>  10 =&gt; 0.1489999999999999935607064571740920655429363250732421875,</text:p>
            <text:p>  11 =&gt; 0.302999999999999991562305012848810292780399322509765625,</text:p>
            <text:p>  12 =&gt; 0.3609999999999999875655021241982467472553253173828125,</text:p>
            <text:p>  13 =&gt; 0.3609999999999999875655021241982467472553253173828125,</text:p>
            <text:p>  14 =&gt; 0.12800000000000000266453525910037569701671600341796875,</text:p>
            <text:p>  15 =&gt; 0.12800000000000000266453525910037569701671600341796875,</text:p>
            <text:p>  16 =&gt; 0.12800000000000000266453525910037569701671600341796875,</text:p>
            <text:p>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017-03-19</text:p>
          </table:table-cell>
          <table:table-cell office:value-type="string" calcext:value-type="string">
            <text:p>array (</text:p>
            <text:p>  8 =&gt; 0.0899999999999999966693309261245303787291049957275390625,</text:p>
            <text:p>  9 =&gt; 0.058000000000000002942091015256664832122623920440673828125,</text:p>
            <text:p>  10 =&gt; 0.175999999999999989785948173448559828102588653564453125,</text:p>
            <text:p>  11 =&gt; 0.2680000000000000159872115546022541821002960205078125,</text:p>
            <text:p>  12 =&gt; 0.3609999999999999875655021241982467472553253173828125,</text:p>
            <text:p>  13 =&gt; 0.3609999999999999875655021241982467472553253173828125,</text:p>
            <text:p>  14 =&gt; 0.12800000000000000266453525910037569701671600341796875,</text:p>
            <text:p>  15 =&gt; 0.12800000000000000266453525910037569701671600341796875,</text:p>
            <text:p>  16 =&gt; 0.12800000000000000266453525910037569701671600341796875,</text:p>
            <text:p>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017-03-20</text:p>
          </table:table-cell>
          <table:table-cell office:value-type="string" calcext:value-type="string">
            <text:p>array (</text:p>
            <text:p>  8 =&gt; 0.11799999999999999378275106209912337362766265869140625,</text:p>
            <text:p>  9 =&gt; 0.0899999999999999966693309261245303787291049957275390625,</text:p>
            <text:p>  10 =&gt; 0.041000000000000001720845688168992637656629085540771484375,</text:p>
            <text:p>  11 =&gt; 0.296999999999999986233234494648058898746967315673828125,</text:p>
            <text:p>  12 =&gt; 0.3609999999999999875655021241982467472553253173828125,</text:p>
            <text:p>  13 =&gt; 0.3609999999999999875655021241982467472553253173828125,</text:p>
            <text:p>  14 =&gt; 0.12800000000000000266453525910037569701671600341796875,</text:p>
            <text:p>  15 =&gt; 0.12800000000000000266453525910037569701671600341796875,</text:p>
            <text:p>  16 =&gt; 0.12800000000000000266453525910037569701671600341796875,</text:p>
            <text:p>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017-03-21</text:p>
          </table:table-cell>
          <table:table-cell office:value-type="string" calcext:value-type="string">
            <text:p>array (</text:p>
            <text:p>  8 =&gt; 0.1419999999999999873434575192732154391705989837646484375,</text:p>
            <text:p>  9 =&gt; 0.11799999999999999378275106209912337362766265869140625,</text:p>
            <text:p>  10 =&gt; 0.11700000000000000677236045021345489658415317535400390625,</text:p>
            <text:p>  11 =&gt; 0.323000000000000009325873406851314939558506011962890625,</text:p>
            <text:p>  12 =&gt; 0.3609999999999999875655021241982467472553253173828125,</text:p>
            <text:p>  13 =&gt; 0.3609999999999999875655021241982467472553253173828125,</text:p>
            <text:p>  14 =&gt; 0.0929999999999999993338661852249060757458209991455078125,</text:p>
            <text:p>  15 =&gt; 0.12800000000000000266453525910037569701671600341796875,</text:p>
            <text:p>  16 =&gt; 0.12800000000000000266453525910037569701671600341796875,</text:p>
            <text:p>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017-03-22</text:p>
          </table:table-cell>
          <table:table-cell office:value-type="string" calcext:value-type="string">
            <text:p>array (</text:p>
            <text:p>  8 =&gt; 0.01700000000000000122124532708767219446599483489990234375,</text:p>
            <text:p>  9 =&gt; 0.1419999999999999873434575192732154391705989837646484375,</text:p>
            <text:p>  10 =&gt; 0.1459999999999999908961711980737163685262203216552734375,</text:p>
            <text:p>  11 =&gt; 0.34399999999999997246646898929611779749393463134765625,</text:p>
            <text:p>  12 =&gt; 0.3609999999999999875655021241982467472553253173828125,</text:p>
            <text:p>  13 =&gt; 0.3609999999999999875655021241982467472553253173828125,</text:p>
            <text:p>  14 =&gt; 0.12199999999999999733546474089962430298328399658203125,</text:p>
            <text:p>  15 =&gt; 0.12800000000000000266453525910037569701671600341796875,</text:p>
            <text:p>  16 =&gt; 0.12800000000000000266453525910037569701671600341796875,</text:p>
            <text:p>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017-03-23</text:p>
          </table:table-cell>
          <table:table-cell office:value-type="string" calcext:value-type="string">
            <text:p>array (</text:p>
            <text:p>  8 =&gt; 0.024000000000000000499600361081320443190634250640869140625,</text:p>
            <text:p>  9 =&gt; 0.024000000000000000499600361081320443190634250640869140625,</text:p>
            <text:p>  10 =&gt; 0.171999999999999986233234494648058898746967315673828125,</text:p>
            <text:p>  11 =&gt; 0.36399999999999999023003738329862244427204132080078125,</text:p>
            <text:p>  12 =&gt; 0.3609999999999999875655021241982467472553253173828125,</text:p>
            <text:p>  13 =&gt; 0.3609999999999999875655021241982467472553253173828125,</text:p>
            <text:p>  14 =&gt; 0.1479999999999999926725280374739668332040309906005859375,</text:p>
            <text:p>  15 =&gt; 0.12800000000000000266453525910037569701671600341796875,</text:p>
            <text:p>  16 =&gt; 0.12800000000000000266453525910037569701671600341796875,</text:p>
            <text:p>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017-03-24</text:p>
          </table:table-cell>
          <table:table-cell office:value-type="string" calcext:value-type="string">
            <text:p>array (</text:p>
            <text:p>  8 =&gt; 0.0879999999999999948929740867242799140512943267822265625,</text:p>
            <text:p>  9 =&gt; 0.058000000000000002942091015256664832122623920440673828125,</text:p>
            <text:p>  10 =&gt; 0.195000000000000006661338147750939242541790008544921875,</text:p>
            <text:p>  11 =&gt; 0.38000000000000000444089209850062616169452667236328125,</text:p>
            <text:p>  12 =&gt; 0.3609999999999999875655021241982467472553253173828125,</text:p>
            <text:p>  13 =&gt; 0.3609999999999999875655021241982467472553253173828125,</text:p>
            <text:p>  14 =&gt; 0.058000000000000002942091015256664832122623920440673828125,</text:p>
            <text:p>  15 =&gt; 0.12800000000000000266453525910037569701671600341796875,</text:p>
            <text:p>  16 =&gt; 0.12800000000000000266453525910037569701671600341796875,</text:p>
            <text:p>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017-03-25</text:p>
          </table:table-cell>
          <table:table-cell office:value-type="string" calcext:value-type="string">
            <text:p>array (</text:p>
            <text:p>  8 =&gt; 0.0879999999999999948929740867242799140512943267822265625,</text:p>
            <text:p>  9 =&gt; 0.058000000000000002942091015256664832122623920440673828125,</text:p>
            <text:p>  10 =&gt; 0.003000000000000000062450045135165055398829281330108642578125,</text:p>
            <text:p>  11 =&gt; 0.395000000000000017763568394002504646778106689453125,</text:p>
            <text:p>  12 =&gt; 0.3609999999999999875655021241982467472553253173828125,</text:p>
            <text:p>  13 =&gt; 0.3609999999999999875655021241982467472553253173828125,</text:p>
            <text:p>  14 =&gt; 0.058000000000000002942091015256664832122623920440673828125,</text:p>
            <text:p>  15 =&gt; 0.12800000000000000266453525910037569701671600341796875,</text:p>
            <text:p>  16 =&gt; 0.12800000000000000266453525910037569701671600341796875,</text:p>
            <text:p>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017-03-26</text:p>
          </table:table-cell>
          <table:table-cell office:value-type="string" calcext:value-type="string">
            <text:p>array (</text:p>
            <text:p>  8 =&gt; 0.11400000000000000410782519111307919956743717193603515625,</text:p>
            <text:p>  9 =&gt; 0.0879999999999999948929740867242799140512943267822265625,</text:p>
            <text:p>  10 =&gt; 0.04700000000000000011102230246251565404236316680908203125,</text:p>
            <text:p>  11 =&gt; 0.395000000000000017763568394002504646778106689453125,</text:p>
            <text:p>  12 =&gt; 0.3609999999999999875655021241982467472553253173828125,</text:p>
            <text:p>  13 =&gt; 0.3609999999999999875655021241982467472553253173828125,</text:p>
            <text:p>  14 =&gt; 0.0899999999999999966693309261245303787291049957275390625,</text:p>
            <text:p>  15 =&gt; 0.058000000000000002942091015256664832122623920440673828125,</text:p>
            <text:p>  16 =&gt; 0.12800000000000000266453525910037569701671600341796875,</text:p>
            <text:p>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017-03-27</text:p>
          </table:table-cell>
          <table:table-cell office:value-type="string" calcext:value-type="string">
            <text:p>array (</text:p>
            <text:p>  8 =&gt; 0.1559999999999999997779553950749686919152736663818359375,</text:p>
            <text:p>  9 =&gt; 0.13600000000000000976996261670137755572795867919921875,</text:p>
            <text:p>  10 =&gt; 0.08500000000000000610622663543836097232997417449951171875,</text:p>
            <text:p>  11 =&gt; 0.420999999999999985345056074947933666408061981201171875,</text:p>
            <text:p>  12 =&gt; 0.3609999999999999875655021241982467472553253173828125,</text:p>
            <text:p>  13 =&gt; 0.3609999999999999875655021241982467472553253173828125,</text:p>
            <text:p>  14 =&gt; 0.1419999999999999873434575192732154391705989837646484375,</text:p>
            <text:p>  15 =&gt; 0.12199999999999999733546474089962430298328399658203125,</text:p>
            <text:p>  16 =&gt; 0.0929999999999999993338661852249060757458209991455078125,</text:p>
            <text:p>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017-03-28</text:p>
          </table:table-cell>
          <table:table-cell office:value-type="string" calcext:value-type="string">
            <text:p>array (</text:p>
            <text:p>  8 =&gt; 0.055000000000000000277555756156289135105907917022705078125,</text:p>
            <text:p>  9 =&gt; 0.1559999999999999997779553950749686919152736663818359375,</text:p>
            <text:p>  10 =&gt; 0.11700000000000000677236045021345489658415317535400390625,</text:p>
            <text:p>  11 =&gt; 0.431999999999999995115018691649311222136020660400390625,</text:p>
            <text:p>  12 =&gt; 0.3609999999999999875655021241982467472553253173828125,</text:p>
            <text:p>  13 =&gt; 0.3609999999999999875655021241982467472553253173828125,</text:p>
            <text:p>  14 =&gt; 0.1419999999999999873434575192732154391705989837646484375,</text:p>
            <text:p>  15 =&gt; 0.1479999999999999926725280374739668332040309906005859375,</text:p>
            <text:p>  16 =&gt; 0.12199999999999999733546474089962430298328399658203125,</text:p>
            <text:p>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017-03-29</text:p>
          </table:table-cell>
          <table:table-cell office:value-type="string" calcext:value-type="string">
            <text:p>array (</text:p>
            <text:p>  8 =&gt; 0.0259999999999999988065102485279567190445959568023681640625,</text:p>
            <text:p>  9 =&gt; 0.0109999999999999993616217608405349892564117908477783203125,</text:p>
            <text:p>  10 =&gt; 0.1690000000000000113242748511765967123210430145263671875,</text:p>
            <text:p>  11 =&gt; 0.442000000000000003996802888650563545525074005126953125,</text:p>
            <text:p>  12 =&gt; 0.3609999999999999875655021241982467472553253173828125,</text:p>
            <text:p>  13 =&gt; 0.3609999999999999875655021241982467472553253173828125,</text:p>
            <text:p>  14 =&gt; 0.180999999999999994226840271949185989797115325927734375,</text:p>
            <text:p>  15 =&gt; 0.1690000000000000113242748511765967123210430145263671875,</text:p>
            <text:p>  16 =&gt; 0.1479999999999999926725280374739668332040309906005859375,</text:p>
            <text:p>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017-03-30</text:p>
          </table:table-cell>
          <table:table-cell office:value-type="string" calcext:value-type="string">
            <text:p>array (</text:p>
            <text:p>  8 =&gt; 0.058000000000000002942091015256664832122623920440673828125,</text:p>
            <text:p>  9 =&gt; 0.0259999999999999988065102485279567190445959568023681640625,</text:p>
            <text:p>  10 =&gt; 0.190000000000000002220446049250313080847263336181640625,</text:p>
            <text:p>  11 =&gt; 0.451000000000000011990408665951690636575222015380859375,</text:p>
            <text:p>  12 =&gt; 0.3609999999999999875655021241982467472553253173828125,</text:p>
            <text:p>  13 =&gt; 0.3609999999999999875655021241982467472553253173828125,</text:p>
            <text:p>  14 =&gt; 0.024000000000000000499600361081320443190634250640869140625,</text:p>
            <text:p>  15 =&gt; 0.189000000000000001332267629550187848508358001708984375,</text:p>
            <text:p>  16 =&gt; 0.1690000000000000113242748511765967123210430145263671875,</text:p>
            <text:p>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017-03-31</text:p>
          </table:table-cell>
          <table:table-cell office:value-type="string" calcext:value-type="string">
            <text:p>array (</text:p>
            <text:p>  8 =&gt; 0.058000000000000002942091015256664832122623920440673828125,</text:p>
            <text:p>  9 =&gt; 0.058000000000000002942091015256664832122623920440673828125,</text:p>
            <text:p>  10 =&gt; 0.190000000000000002220446049250313080847263336181640625,</text:p>
            <text:p>  11 =&gt; 0.459000000000000019095836023552692495286464691162109375,</text:p>
            <text:p>  12 =&gt; 0.3609999999999999875655021241982467472553253173828125,</text:p>
            <text:p>  13 =&gt; 0.3609999999999999875655021241982467472553253173828125,</text:p>
            <text:p>  14 =&gt; 0.024000000000000000499600361081320443190634250640869140625,</text:p>
            <text:p>  15 =&gt; 0.0200000000000000004163336342344337026588618755340576171875,</text:p>
            <text:p>  16 =&gt; 0.189000000000000001332267629550187848508358001708984375,</text:p>
            <text:p>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017-04-01</text:p>
          </table:table-cell>
          <table:table-cell office:value-type="string" calcext:value-type="string">
            <text:p>array (</text:p>
            <text:p>  8 =&gt; 0.0859999999999999931166172473240294493734836578369140625,</text:p>
            <text:p>  9 =&gt; 0.0859999999999999931166172473240294493734836578369140625,</text:p>
            <text:p>  10 =&gt; 0.0350000000000000033306690738754696212708950042724609375,</text:p>
            <text:p>  11 =&gt; 0.467000000000000026201263381153694353997707366943359375,</text:p>
            <text:p>  12 =&gt; 0.3609999999999999875655021241982467472553253173828125,</text:p>
            <text:p>  13 =&gt; 0.3609999999999999875655021241982467472553253173828125,</text:p>
            <text:p>  14 =&gt; 0.058000000000000002942091015256664832122623920440673828125,</text:p>
            <text:p>  15 =&gt; 0.058000000000000002942091015256664832122623920440673828125,</text:p>
            <text:p>  16 =&gt; 0.2049999999999999877875467291232780553400516510009765625,</text:p>
            <text:p>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017-04-02</text:p>
          </table:table-cell>
          <table:table-cell office:value-type="string" calcext:value-type="string">
            <text:p>array (</text:p>
            <text:p>  8 =&gt; 0.11000000000000000055511151231257827021181583404541015625,</text:p>
            <text:p>  9 =&gt; 0.0859999999999999931166172473240294493734836578369140625,</text:p>
            <text:p>  10 =&gt; 0.01299999999999999940325512426397835952229797840118408203125,</text:p>
            <text:p>  11 =&gt; 0.4739999999999999769073610877967439591884613037109375,</text:p>
            <text:p>  12 =&gt; 0.3609999999999999875655021241982467472553253173828125,</text:p>
            <text:p>  13 =&gt; 0.3609999999999999875655021241982467472553253173828125,</text:p>
            <text:p>  14 =&gt; 0.0879999999999999948929740867242799140512943267822265625,</text:p>
            <text:p>  15 =&gt; 0.0899999999999999966693309261245303787291049957275390625,</text:p>
            <text:p>  16 =&gt; 0.0200000000000000004163336342344337026588618755340576171875,</text:p>
            <text:p>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array (</text:p>
            <text:p>  8 =&gt; 0.04599999999999999922284388276239042170345783233642578125,</text:p>
            <text:p>  9 =&gt; 0.13200000000000000621724893790087662637233734130859375,</text:p>
            <text:p>  10 =&gt; 0.0869999999999999940047956670241546817123889923095703125,</text:p>
            <text:p>  11 =&gt; 0.479999999999999982236431605997495353221893310546875,</text:p>
            <text:p>  12 =&gt; 0.3609999999999999875655021241982467472553253173828125,</text:p>
            <text:p>  13 =&gt; 0.3609999999999999875655021241982467472553253173828125,</text:p>
            <text:p>  14 =&gt; 0.11400000000000000410782519111307919956743717193603515625,</text:p>
            <text:p>  15 =&gt; 0.11799999999999999378275106209912337362766265869140625,</text:p>
            <text:p>  16 =&gt; 0.0899999999999999966693309261245303787291049957275390625,</text:p>
            <text:p>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array (</text:p>
            <text:p>  8 =&gt; 0.00600000000000000012490009027033011079765856266021728515625,</text:p>
            <text:p>  9 =&gt; 0.04599999999999999922284388276239042170345783233642578125,</text:p>
            <text:p>  10 =&gt; 0.11700000000000000677236045021345489658415317535400390625,</text:p>
            <text:p>  11 =&gt; 0.4859999999999999875655021241982467472553253173828125,</text:p>
            <text:p>  12 =&gt; 0.3609999999999999875655021241982467472553253173828125,</text:p>
            <text:p>  13 =&gt; 0.3609999999999999875655021241982467472553253173828125,</text:p>
            <text:p>  14 =&gt; 0.13600000000000000976996261670137755572795867919921875,</text:p>
            <text:p>  15 =&gt; 0.1419999999999999873434575192732154391705989837646484375,</text:p>
            <text:p>  16 =&gt; 0.11799999999999999378275106209912337362766265869140625,</text:p>
            <text:p>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array (</text:p>
            <text:p>  8 =&gt; 0.0290000000000000014710455076283324160613119602203369140625,</text:p>
            <text:p>  9 =&gt; 0.04599999999999999922284388276239042170345783233642578125,</text:p>
            <text:p>  10 =&gt; 0.11700000000000000677236045021345489658415317535400390625,</text:p>
            <text:p>  11 =&gt; 0.49199999999999999289457264239899814128875732421875,</text:p>
            <text:p>  12 =&gt; 0.3609999999999999875655021241982467472553253173828125,</text:p>
            <text:p>  13 =&gt; 0.3609999999999999875655021241982467472553253173828125,</text:p>
            <text:p>  14 =&gt; 0.1559999999999999997779553950749686919152736663818359375,</text:p>
            <text:p>  15 =&gt; 0.01700000000000000122124532708767219446599483489990234375,</text:p>
            <text:p>  16 =&gt; 0.1419999999999999873434575192732154391705989837646484375,</text:p>
            <text:p>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array (</text:p>
            <text:p>  8 =&gt; 0.0290000000000000014710455076283324160613119602203369140625,</text:p>
            <text:p>  9 =&gt; 0.00600000000000000012490009027033011079765856266021728515625,</text:p>
            <text:p>  10 =&gt; 0.1429999999999999882316359389733406715095043182373046875,</text:p>
            <text:p>  11 =&gt; 0.49699999999999999733546474089962430298328399658203125,</text:p>
            <text:p>  12 =&gt; 0.3609999999999999875655021241982467472553253173828125,</text:p>
            <text:p>  13 =&gt; 0.3609999999999999875655021241982467472553253173828125,</text:p>
            <text:p>  14 =&gt; 0.055000000000000000277555756156289135105907917022705078125,</text:p>
            <text:p>  15 =&gt; 0.024000000000000000499600361081320443190634250640869140625,</text:p>
            <text:p>  16 =&gt; 0.1419999999999999873434575192732154391705989837646484375,</text:p>
            <text:p>)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array (</text:p>
            <text:p>  8 =&gt; 0.08400000000000000521804821573823573999106884002685546875,</text:p>
            <text:p>  9 =&gt; 0.058000000000000002942091015256664832122623920440673828125,</text:p>
            <text:p>  10 =&gt; 0.021999999999999998723243521681069978512823581695556640625,</text:p>
            <text:p>  11 =&gt; 0.5020000000000000017763568394002504646778106689453125,</text:p>
            <text:p>  12 =&gt; 0.3609999999999999875655021241982467472553253173828125,</text:p>
            <text:p>  13 =&gt; 0.3609999999999999875655021241982467472553253173828125,</text:p>
            <text:p>  14 =&gt; 0.0259999999999999988065102485279567190445959568023681640625,</text:p>
            <text:p>  15 =&gt; 0.058000000000000002942091015256664832122623920440673828125,</text:p>
            <text:p>  16 =&gt; 0.180999999999999994226840271949185989797115325927734375,</text:p>
            <text:p>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017-04-08</text:p>
          </table:table-cell>
          <table:table-cell office:value-type="string" calcext:value-type="string">
            <text:p>array (</text:p>
            <text:p>  8 =&gt; 0.10699999999999999789057625321220257319509983062744140625,</text:p>
            <text:p>  9 =&gt; 0.058000000000000002942091015256664832122623920440673828125,</text:p>
            <text:p>  10 =&gt; 0.0210000000000000013045120539345589349977672100067138671875,</text:p>
            <text:p>  11 =&gt; 0.195000000000000006661338147750939242541790008544921875,</text:p>
            <text:p>  12 =&gt; 0.3609999999999999875655021241982467472553253173828125,</text:p>
            <text:p>  13 =&gt; 0.3609999999999999875655021241982467472553253173828125,</text:p>
            <text:p>  14 =&gt; 0.0259999999999999988065102485279567190445959568023681640625,</text:p>
            <text:p>  15 =&gt; 0.0879999999999999948929740867242799140512943267822265625,</text:p>
            <text:p>  16 =&gt; 0.180999999999999994226840271949185989797115325927734375,</text:p>
            <text:p>)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017-04-09</text:p>
          </table:table-cell>
          <table:table-cell office:value-type="string" calcext:value-type="string">
            <text:p>array (</text:p>
            <text:p>  8 =&gt; 0.10699999999999999789057625321220257319509983062744140625,</text:p>
            <text:p>  9 =&gt; 0.08400000000000000521804821573823573999106884002685546875,</text:p>
            <text:p>  10 =&gt; 0.0210000000000000013045120539345589349977672100067138671875,</text:p>
            <text:p>  11 =&gt; 0.1580000000000000015543122344752191565930843353271484375,</text:p>
            <text:p>  12 =&gt; 0.3609999999999999875655021241982467472553253173828125,</text:p>
            <text:p>  13 =&gt; 0.3609999999999999875655021241982467472553253173828125,</text:p>
            <text:p>  14 =&gt; 0.058000000000000002942091015256664832122623920440673828125,</text:p>
            <text:p>  15 =&gt; 0.11400000000000000410782519111307919956743717193603515625,</text:p>
            <text:p>  16 =&gt; 0.197000000000000008437694987151189707219600677490234375,</text:p>
            <text:p>)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array (</text:p>
            <text:p>  8 =&gt; 0.1459999999999999908961711980737163685262203216552734375,</text:p>
            <text:p>  9 =&gt; 0.10699999999999999789057625321220257319509983062744140625,</text:p>
            <text:p>  10 =&gt; 0.0889999999999999957811525064244051463901996612548828125,</text:p>
            <text:p>  11 =&gt; 0.2330000000000000126565424807267845608294010162353515625,</text:p>
            <text:p>  12 =&gt; 0.3609999999999999875655021241982467472553253173828125,</text:p>
            <text:p>  13 =&gt; 0.3609999999999999875655021241982467472553253173828125,</text:p>
            <text:p>  14 =&gt; 0.11000000000000000055511151231257827021181583404541015625,</text:p>
            <text:p>  15 =&gt; 0.13600000000000000976996261670137755572795867919921875,</text:p>
            <text:p>  16 =&gt; 0.024000000000000000499600361081320443190634250640869140625,</text:p>
            <text:p>)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array (</text:p>
            <text:p>  8 =&gt; 0.1310000000000000053290705182007513940334320068359375,</text:p>
            <text:p>  9 =&gt; 0.12800000000000000266453525910037569701671600341796875,</text:p>
            <text:p>  10 =&gt; 0.0889999999999999957811525064244051463901996612548828125,</text:p>
            <text:p>  11 =&gt; 0.2330000000000000126565424807267845608294010162353515625,</text:p>
            <text:p>  12 =&gt; 0.3609999999999999875655021241982467472553253173828125,</text:p>
            <text:p>  13 =&gt; 0.3609999999999999875655021241982467472553253173828125,</text:p>
            <text:p>  14 =&gt; 0.11000000000000000055511151231257827021181583404541015625,</text:p>
            <text:p>  15 =&gt; 0.1559999999999999997779553950749686919152736663818359375,</text:p>
            <text:p>  16 =&gt; 0.058000000000000002942091015256664832122623920440673828125,</text:p>
            <text:p>)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array (</text:p>
            <text:p>  8 =&gt; 0.08100000000000000255351295663786004297435283660888671875,</text:p>
            <text:p>  9 =&gt; 0.1459999999999999908961711980737163685262203216552734375,</text:p>
            <text:p>  10 =&gt; 0.1409999999999999864552790995730902068316936492919921875,</text:p>
            <text:p>  11 =&gt; 0.26300000000000001154631945610162802040576934814453125,</text:p>
            <text:p>  12 =&gt; 0.3609999999999999875655021241982467472553253173828125,</text:p>
            <text:p>  13 =&gt; 0.3609999999999999875655021241982467472553253173828125,</text:p>
            <text:p>  14 =&gt; 0.13200000000000000621724893790087662637233734130859375,</text:p>
            <text:p>  15 =&gt; 0.0109999999999999993616217608405349892564117908477783203125,</text:p>
            <text:p>  16 =&gt; 0.0879999999999999948929740867242799140512943267822265625,</text:p>
            <text:p>)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array (</text:p>
            <text:p>  8 =&gt; 0.001000000000000000020816681711721685132943093776702880859375,</text:p>
            <text:p>  9 =&gt; 0.08100000000000000255351295663786004297435283660888671875,</text:p>
            <text:p>  10 =&gt; 0.1630000000000000059952043329758453182876110076904296875,</text:p>
            <text:p>  11 =&gt; 0.310999999999999998667732370449812151491641998291015625,</text:p>
            <text:p>  12 =&gt; 0.3609999999999999875655021241982467472553253173828125,</text:p>
            <text:p>  13 =&gt; 0.3609999999999999875655021241982467472553253173828125,</text:p>
            <text:p>  14 =&gt; 0.1680000000000000104360964314764714799821376800537109375,</text:p>
            <text:p>  15 =&gt; 0.0259999999999999988065102485279567190445959568023681640625,</text:p>
            <text:p>  16 =&gt; 0.11400000000000000410782519111307919956743717193603515625,</text:p>
            <text:p>)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017-04-14</text:p>
          </table:table-cell>
          <table:table-cell office:value-type="string" calcext:value-type="string">
            <text:p>array (</text:p>
            <text:p>  8 =&gt; 0.0309999999999999997779553950749686919152736663818359375,</text:p>
            <text:p>  9 =&gt; 0.037999999999999999056310429068616940639913082122802734375,</text:p>
            <text:p>  10 =&gt; 0.181999999999999995115018691649311222136020660400390625,</text:p>
            <text:p>  11 =&gt; 0.331000000000000016431300764452316798269748687744140625,</text:p>
            <text:p>  12 =&gt; 0.3609999999999999875655021241982467472553253173828125,</text:p>
            <text:p>  13 =&gt; 0.3609999999999999875655021241982467472553253173828125,</text:p>
            <text:p>  14 =&gt; 0.04599999999999999922284388276239042170345783233642578125,</text:p>
            <text:p>  15 =&gt; 0.058000000000000002942091015256664832122623920440673828125,</text:p>
            <text:p>  16 =&gt; 0.13600000000000000976996261670137755572795867919921875,</text:p>
            <text:p>)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2017-04-15</text:p>
          </table:table-cell>
          <table:table-cell office:value-type="string" calcext:value-type="string">
            <text:p>array (</text:p>
            <text:p>  8 =&gt; 0.058000000000000002942091015256664832122623920440673828125,</text:p>
            <text:p>  9 =&gt; 0.001000000000000000020816681711721685132943093776702880859375,</text:p>
            <text:p>  10 =&gt; 0.200000000000000011102230246251565404236316680908203125,</text:p>
            <text:p>  11 =&gt; 0.1640000000000000068833827526759705506265163421630859375,</text:p>
            <text:p>  12 =&gt; 0.3609999999999999875655021241982467472553253173828125,</text:p>
            <text:p>  13 =&gt; 0.3609999999999999875655021241982467472553253173828125,</text:p>
            <text:p>  14 =&gt; 0.00600000000000000012490009027033011079765856266021728515625,</text:p>
            <text:p>  15 =&gt; 0.0859999999999999931166172473240294493734836578369140625,</text:p>
            <text:p>  16 =&gt; 0.1559999999999999997779553950749686919152736663818359375,</text:p>
            <text:p>)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017-04-16</text:p>
          </table:table-cell>
          <table:table-cell office:value-type="string" calcext:value-type="string">
            <text:p>array (</text:p>
            <text:p>  8 =&gt; 0.058000000000000002942091015256664832122623920440673828125,</text:p>
            <text:p>  9 =&gt; 0.001000000000000000020816681711721685132943093776702880859375,</text:p>
            <text:p>  10 =&gt; 0.200000000000000011102230246251565404236316680908203125,</text:p>
            <text:p>  11 =&gt; 0.1640000000000000068833827526759705506265163421630859375,</text:p>
            <text:p>  12 =&gt; 0.291999999999999981792342396147432737052440643310546875,</text:p>
            <text:p>  13 =&gt; 0.3609999999999999875655021241982467472553253173828125,</text:p>
            <text:p>  14 =&gt; 0.00600000000000000012490009027033011079765856266021728515625,</text:p>
            <text:p>  15 =&gt; 0.11000000000000000055511151231257827021181583404541015625,</text:p>
            <text:p>  16 =&gt; 0.173999999999999988009591334048309363424777984619140625,</text:p>
            <text:p>)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2017-04-17</text:p>
          </table:table-cell>
          <table:table-cell office:value-type="string" calcext:value-type="string">
            <text:p>array (</text:p>
            <text:p>  8 =&gt; 0.08300000000000000432986979603811050765216350555419921875,</text:p>
            <text:p>  9 =&gt; 0.0309999999999999997779553950749686919152736663818359375,</text:p>
            <text:p>  10 =&gt; 0.11100000000000000144328993201270350255072116851806640625,</text:p>
            <text:p>  11 =&gt; 0.201000000000000011990408665951690636575222015380859375,</text:p>
            <text:p>  12 =&gt; 0.326000000000000011990408665951690636575222015380859375,</text:p>
            <text:p>  13 =&gt; 0.3609999999999999875655021241982467472553253173828125,</text:p>
            <text:p>  14 =&gt; 0.0290000000000000014710455076283324160613119602203369140625,</text:p>
            <text:p>  15 =&gt; 0.11000000000000000055511151231257827021181583404541015625,</text:p>
            <text:p>  16 =&gt; 0.173999999999999988009591334048309363424777984619140625,</text:p>
            <text:p>)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array (</text:p>
            <text:p>  8 =&gt; 0.10499999999999999611421941381195210851728916168212890625,</text:p>
            <text:p>  9 =&gt; 0.058000000000000002942091015256664832122623920440673828125,</text:p>
            <text:p>  10 =&gt; 0.057000000000000002053912595556539599783718585968017578125,</text:p>
            <text:p>  11 =&gt; 0.2330000000000000126565424807267845608294010162353515625,</text:p>
            <text:p>  12 =&gt; 0.35599999999999998312461002569762058556079864501953125,</text:p>
            <text:p>  13 =&gt; 0.3609999999999999875655021241982467472553253173828125,</text:p>
            <text:p>  14 =&gt; 0.058000000000000002942091015256664832122623920440673828125,</text:p>
            <text:p>  15 =&gt; 0.13200000000000000621724893790087662637233734130859375,</text:p>
            <text:p>  16 =&gt; 0.0109999999999999993616217608405349892564117908477783203125,</text:p>
            <text:p>)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array (</text:p>
            <text:p>  8 =&gt; 0.12399999999999999911182158029987476766109466552734375,</text:p>
            <text:p>  9 =&gt; 0.08300000000000000432986979603811050765216350555419921875,</text:p>
            <text:p>  10 =&gt; 0.0120000000000000002498001805406602215953171253204345703125,</text:p>
            <text:p>  11 =&gt; 0.26100000000000000976996261670137755572795867919921875,</text:p>
            <text:p>  12 =&gt; 0.3810000000000000053290705182007513940334320068359375,</text:p>
            <text:p>  13 =&gt; 0.3609999999999999875655021241982467472553253173828125,</text:p>
            <text:p>  14 =&gt; 0.08400000000000000521804821573823573999106884002685546875,</text:p>
            <text:p>  15 =&gt; 0.04599999999999999922284388276239042170345783233642578125,</text:p>
            <text:p>  16 =&gt; 0.0259999999999999988065102485279567190445959568023681640625,</text:p>
            <text:p>)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array (</text:p>
            <text:p>  8 =&gt; 0.11500000000000000499600361081320443190634250640869140625,</text:p>
            <text:p>  9 =&gt; 0.12399999999999999911182158029987476766109466552734375,</text:p>
            <text:p>  10 =&gt; 0.060999999999999998667732370449812151491641998291015625,</text:p>
            <text:p>  11 =&gt; 0.284999999999999975575093458246556110680103302001953125,</text:p>
            <text:p>  12 =&gt; 0.403000000000000024868995751603506505489349365234375,</text:p>
            <text:p>  13 =&gt; 0.3609999999999999875655021241982467472553253173828125,</text:p>
            <text:p>  14 =&gt; 0.10699999999999999789057625321220257319509983062744140625,</text:p>
            <text:p>  15 =&gt; 0.00600000000000000012490009027033011079765856266021728515625,</text:p>
            <text:p>  16 =&gt; 0.058000000000000002942091015256664832122623920440673828125,</text:p>
            <text:p>)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2017-04-21</text:p>
          </table:table-cell>
          <table:table-cell office:value-type="string" calcext:value-type="string">
            <text:p>array (</text:p>
            <text:p>  8 =&gt; 0.11500000000000000499600361081320443190634250640869140625,</text:p>
            <text:p>  9 =&gt; 0.1690000000000000113242748511765967123210430145263671875,</text:p>
            <text:p>  10 =&gt; 0.060999999999999998667732370449812151491641998291015625,</text:p>
            <text:p>  11 =&gt; 0.306999999999999995115018691649311222136020660400390625,</text:p>
            <text:p>  12 =&gt; 0.421999999999999986233234494648058898746967315673828125,</text:p>
            <text:p>  13 =&gt; 0.3609999999999999875655021241982467472553253173828125,</text:p>
            <text:p>  14 =&gt; 0.12800000000000000266453525910037569701671600341796875,</text:p>
            <text:p>  15 =&gt; 0.0290000000000000014710455076283324160613119602203369140625,</text:p>
            <text:p>  16 =&gt; 0.0859999999999999931166172473240294493734836578369140625,</text:p>
            <text:p>)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2017-04-22</text:p>
          </table:table-cell>
          <table:table-cell office:value-type="string" calcext:value-type="string">
            <text:p>array (</text:p>
            <text:p>  8 =&gt; 0.0309999999999999997779553950749686919152736663818359375,</text:p>
            <text:p>  9 =&gt; 0.1499999999999999944488848768742172978818416595458984375,</text:p>
            <text:p>  10 =&gt; 0.11700000000000000677236045021345489658415317535400390625,</text:p>
            <text:p>  11 =&gt; 0.326000000000000011990408665951690636575222015380859375,</text:p>
            <text:p>  12 =&gt; 0.439000000000000001332267629550187848508358001708984375,</text:p>
            <text:p>  13 =&gt; 0.3609999999999999875655021241982467472553253173828125,</text:p>
            <text:p>  14 =&gt; 0.1459999999999999908961711980737163685262203216552734375,</text:p>
            <text:p>  15 =&gt; 0.058000000000000002942091015256664832122623920440673828125,</text:p>
            <text:p>  16 =&gt; 0.11000000000000000055511151231257827021181583404541015625,</text:p>
            <text:p>)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2017-04-23</text:p>
          </table:table-cell>
          <table:table-cell office:value-type="string" calcext:value-type="string">
            <text:p>array (</text:p>
            <text:p>  8 =&gt; 0.0309999999999999997779553950749686919152736663818359375,</text:p>
            <text:p>  9 =&gt; 0.1499999999999999944488848768742172978818416595458984375,</text:p>
            <text:p>  10 =&gt; 0.11700000000000000677236045021345489658415317535400390625,</text:p>
            <text:p>  11 =&gt; 0.08200000000000000344169137633798527531325817108154296875,</text:p>
            <text:p>  12 =&gt; 0.454000000000000014654943925052066333591938018798828125,</text:p>
            <text:p>  13 =&gt; 0.3609999999999999875655021241982467472553253173828125,</text:p>
            <text:p>  14 =&gt; 0.1630000000000000059952043329758453182876110076904296875,</text:p>
            <text:p>  15 =&gt; 0.08400000000000000521804821573823573999106884002685546875,</text:p>
            <text:p>  16 =&gt; 0.13200000000000000621724893790087662637233734130859375,</text:p>
            <text:p>)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2017-04-24</text:p>
          </table:table-cell>
          <table:table-cell office:value-type="string" calcext:value-type="string">
            <text:p>array (</text:p>
            <text:p>  8 =&gt; 0.0320000000000000006661338147750939242541790008544921875,</text:p>
            <text:p>  9 =&gt; 0.060999999999999998667732370449812151491641998291015625,</text:p>
            <text:p>  10 =&gt; 0.1610000000000000042188474935755948536098003387451171875,</text:p>
            <text:p>  11 =&gt; 0.129000000000000003552713678800500929355621337890625,</text:p>
            <text:p>  12 =&gt; 0.467000000000000026201263381153694353997707366943359375,</text:p>
            <text:p>  13 =&gt; 0.3609999999999999875655021241982467472553253173828125,</text:p>
            <text:p>  14 =&gt; 0.08100000000000000255351295663786004297435283660888671875,</text:p>
            <text:p>  15 =&gt; 0.10699999999999999789057625321220257319509983062744140625,</text:p>
            <text:p>  16 =&gt; 0.1509999999999999953370632965743425302207469940185546875,</text:p>
            <text:p>)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array (</text:p>
            <text:p>  8 =&gt; 0.058000000000000002942091015256664832122623920440673828125,</text:p>
            <text:p>  9 =&gt; 0.025000000000000001387778780781445675529539585113525390625,</text:p>
            <text:p>  10 =&gt; 0.178999999999999992450483432548935525119304656982421875,</text:p>
            <text:p>  11 =&gt; 0.2039999999999999868993683094231528230011463165283203125,</text:p>
            <text:p>  12 =&gt; 0.4899999999999999911182158029987476766109466552734375,</text:p>
            <text:p>  13 =&gt; 0.3609999999999999875655021241982467472553253173828125,</text:p>
            <text:p>  14 =&gt; 0.037999999999999999056310429068616940639913082122802734375,</text:p>
            <text:p>  15 =&gt; 0.12800000000000000266453525910037569701671600341796875,</text:p>
            <text:p>  16 =&gt; 0.04599999999999999922284388276239042170345783233642578125,</text:p>
            <text:p>)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2017-04-26</text:p>
          </table:table-cell>
          <table:table-cell office:value-type="string" calcext:value-type="string">
            <text:p>array (</text:p>
            <text:p>  8 =&gt; 0.08100000000000000255351295663786004297435283660888671875,</text:p>
            <text:p>  9 =&gt; 0.00600000000000000012490009027033011079765856266021728515625,</text:p>
            <text:p>  10 =&gt; 0.178999999999999992450483432548935525119304656982421875,</text:p>
            <text:p>  11 =&gt; 0.2039999999999999868993683094231528230011463165283203125,</text:p>
            <text:p>  12 =&gt; 0.4899999999999999911182158029987476766109466552734375,</text:p>
            <text:p>  13 =&gt; 0.3609999999999999875655021241982467472553253173828125,</text:p>
            <text:p>  14 =&gt; 0.001000000000000000020816681711721685132943093776702880859375,</text:p>
            <text:p>  15 =&gt; 0.1310000000000000053290705182007513940334320068359375,</text:p>
            <text:p>  16 =&gt; 0.04599999999999999922284388276239042170345783233642578125,</text:p>
            <text:p>)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017-04-27</text:p>
          </table:table-cell>
          <table:table-cell office:value-type="string" calcext:value-type="string">
            <text:p>array (</text:p>
            <text:p>  8 =&gt; 0.10199999999999999344968415471157641150057315826416015625,</text:p>
            <text:p>  9 =&gt; 0.0340000000000000024424906541753443889319896697998046875,</text:p>
            <text:p>  10 =&gt; 0.0919999999999999984456877655247808434069156646728515625,</text:p>
            <text:p>  11 =&gt; 0.25900000000000000799360577730112709105014801025390625,</text:p>
            <text:p>  12 =&gt; 0.50900000000000000799360577730112709105014801025390625,</text:p>
            <text:p>  13 =&gt; 0.3609999999999999875655021241982467472553253173828125,</text:p>
            <text:p>  14 =&gt; 0.0309999999999999997779553950749686919152736663818359375,</text:p>
            <text:p>  15 =&gt; 0.037999999999999999056310429068616940639913082122802734375,</text:p>
            <text:p>  16 =&gt; 0.0290000000000000014710455076283324160613119602203369140625,</text:p>
            <text:p>)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2017-04-28</text:p>
          </table:table-cell>
          <table:table-cell office:value-type="string" calcext:value-type="string">
            <text:p>array (</text:p>
            <text:p>  8 =&gt; 0.2069999999999999895639035685235285200178623199462890625,</text:p>
            <text:p>  9 =&gt; 0.058000000000000002942091015256664832122623920440673828125,</text:p>
            <text:p>  10 =&gt; 0.04399999999999999744648704336213995702564716339111328125,</text:p>
            <text:p>  11 =&gt; 0.25900000000000000799360577730112709105014801025390625,</text:p>
            <text:p>  12 =&gt; 0.50900000000000000799360577730112709105014801025390625,</text:p>
            <text:p>  13 =&gt; 0.3609999999999999875655021241982467472553253173828125,</text:p>
            <text:p>  14 =&gt; 0.058000000000000002942091015256664832122623920440673828125,</text:p>
            <text:p>  15 =&gt; 0.037999999999999999056310429068616940639913082122802734375,</text:p>
            <text:p>  16 =&gt; 0.058000000000000002942091015256664832122623920440673828125,</text:p>
            <text:p>)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2017-04-29</text:p>
          </table:table-cell>
          <table:table-cell office:value-type="string" calcext:value-type="string">
            <text:p>array (</text:p>
            <text:p>  8 =&gt; 0.24499999999999999555910790149937383830547332763671875,</text:p>
            <text:p>  9 =&gt; 0.08000000000000000166533453693773481063544750213623046875,</text:p>
            <text:p>  10 =&gt; 0.00200000000000000004163336342344337026588618755340576171875,</text:p>
            <text:p>  11 =&gt; 0.281999999999999972910558199146180413663387298583984375,</text:p>
            <text:p>  12 =&gt; 0.51700000000000001509903313490212894976139068603515625,</text:p>
            <text:p>  13 =&gt; 0.3609999999999999875655021241982467472553253173828125,</text:p>
            <text:p>  14 =&gt; 0.08300000000000000432986979603811050765216350555419921875,</text:p>
            <text:p>  15 =&gt; 0.001000000000000000020816681711721685132943093776702880859375,</text:p>
            <text:p>  16 =&gt; 0.08400000000000000521804821573823573999106884002685546875,</text:p>
            <text:p>)</text:p>
          </table:table-cell>
        </table:table-row>
      </table:table>
      <table:table table:name="Sheet2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ce2"/>
        <table:table-column table:style-name="co4" table:default-cell-style-name="ce3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4" table:number-columns-repeated="4" table:default-cell-style-name="Default"/>
        <table:table-row table:style-name="ro2">
          <table:table-cell office:value-type="string" calcext:value-type="string">
            <text:p>depecheId</text:p>
          </table:table-cell>
          <table:table-cell office:value-type="string" calcext:value-type="string">
            <text:p>Importance</text:p>
          </table:table-cell>
          <table:table-cell office:value-type="string" calcext:value-type="string">
            <text:p>occurences</text:p>
          </table:table-cell>
          <table:table-cell office:value-type="string" calcext:value-type="string">
            <text:p>maxOccurences</text:p>
          </table:table-cell>
          <table:table-cell office:value-type="string" calcext:value-type="string">
            <text:p>occurenceRatio</text:p>
          </table:table-cell>
          <table:table-cell table:style-name="Default" office:value-type="string" calcext:value-type="string">
            <text:p>dateValidated</text:p>
          </table:table-cell>
          <table:table-cell table:style-name="Default" office:value-type="string" calcext:value-type="string">
            <text:p>timelapse</text:p>
          </table:table-cell>
          <table:table-cell/>
          <table:table-cell office:value-type="string" calcext:value-type="string">
            <text:p>ponderenceImportance</text:p>
          </table:table-cell>
          <table:table-cell office:value-type="string" calcext:value-type="string">
            <text:p>ponderenceOccurences</text:p>
          </table:table-cell>
          <table:table-cell/>
          <table:table-cell office:value-type="string" calcext:value-type="string">
            <text:p>importance</text:p>
          </table:table-cell>
          <table:table-cell/>
          <table:table-cell office:value-type="string" calcext:value-type="string">
            <text:p>Factor1</text:p>
          </table:table-cell>
          <table:table-cell office:value-type="string" calcext:value-type="string">
            <text:p>factor2</text:p>
          </table:table-cell>
          <table:table-cell office:value-type="string" calcext:value-type="string">
            <text:p>score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[.C2]/[.D2]" office:value-type="float" office:value="2.71428571428571" calcext:value-type="float">
            <text:p>2.7142857143</text:p>
          </table:table-cell>
          <table:table-cell office:value-type="date" office:date-value="2017-04-29" calcext:value-type="date">
            <text:p>2017-04-29</text:p>
          </table:table-cell>
          <table:table-cell table:formula="of:=[.$B$12]-[.F2]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]/10" office:value-type="float" office:value="0.1" calcext:value-type="float">
            <text:p>0.1</text:p>
          </table:table-cell>
          <table:table-cell/>
          <table:table-cell table:formula="of:=1-1/(1+([.G2]-[.C2]+1)/(([.C2]+1)*10))" office:value-type="float" office:value="-0.0989010989010988" calcext:value-type="float">
            <text:p>-0.0989010989</text:p>
          </table:table-cell>
          <table:table-cell table:formula="of:=(([.N2]*[.J2])+([.L2]*[.I2]))/([.I2]+[.J2])" office:value-type="float" office:value="0.0171245421245422" calcext:value-type="float">
            <text:p>0.0171245421</text:p>
          </table:table-cell>
          <table:table-cell table:formula="of:=ABS([.O2])" office:value-type="float" office:value="0.0171245421245422" calcext:value-type="float">
            <text:p>0.017124542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C3]/[.D3]" office:value-type="float" office:value="1.14285714285714" calcext:value-type="float">
            <text:p>1.1428571429</text:p>
          </table:table-cell>
          <table:table-cell office:value-type="date" office:date-value="2017-04-20" calcext:value-type="date">
            <text:p>2017-04-20</text:p>
          </table:table-cell>
          <table:table-cell table:formula="of:=[.$B$12]-[.F3]" office:value-type="float" office:value="9" calcext:value-type="float">
            <text:p>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]/10" office:value-type="float" office:value="0.1" calcext:value-type="float">
            <text:p>0.1</text:p>
          </table:table-cell>
          <table:table-cell/>
          <table:table-cell table:formula="of:=1-1/(1+([.G3]-[.C3]+1)/([.C3]+1*10))" office:value-type="float" office:value="0.1" calcext:value-type="float">
            <text:p>0.1</text:p>
          </table:table-cell>
          <table:table-cell table:formula="of:=(([.N3]*[.J3])+([.L3]*[.I3]))/([.I3]+[.J3])" office:value-type="float" office:value="0.1" calcext:value-type="float">
            <text:p>0.1</text:p>
          </table:table-cell>
          <table:table-cell table:formula="of:=ABS([.O3])" office:value-type="float" office:value="0.1" calcext:value-type="float">
            <text:p>0.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C4]/[.D4]" office:value-type="float" office:value="2" calcext:value-type="float">
            <text:p>2</text:p>
          </table:table-cell>
          <table:table-cell office:value-type="date" office:date-value="2017-04-26" calcext:value-type="date">
            <text:p>2017-04-26</text:p>
          </table:table-cell>
          <table:table-cell table:formula="of:=[.$B$12]-[.F4]"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4]/10" office:value-type="float" office:value="0.2" calcext:value-type="float">
            <text:p>0.2</text:p>
          </table:table-cell>
          <table:table-cell/>
          <table:table-cell table:formula="of:=1-1/(1+([.G4]-[.C4]+1)/([.C4]+1*10))" office:value-type="float" office:value="-0.285714285714286" calcext:value-type="float">
            <text:p>-0.2857142857</text:p>
          </table:table-cell>
          <table:table-cell table:formula="of:=(([.N4]*[.J4])+([.L4]*[.I4]))/([.I4]+[.J4])" office:value-type="float" office:value="-0.00238095238095232" calcext:value-type="float">
            <text:p>-0.0023809524</text:p>
          </table:table-cell>
          <table:table-cell table:formula="of:=ABS([.O4])" office:value-type="float" office:value="0.00238095238095232" calcext:value-type="float">
            <text:p>0.0023809524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C5]/[.D5]" office:value-type="float" office:value="1.25" calcext:value-type="float">
            <text:p>1.25</text:p>
          </table:table-cell>
          <table:table-cell office:value-type="date" office:date-value="2017-04-22" calcext:value-type="date">
            <text:p>2017-04-22</text:p>
          </table:table-cell>
          <table:table-cell table:formula="of:=[.$B$12]-[.F5]"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5]/10" office:value-type="float" office:value="0.4" calcext:value-type="float">
            <text:p>0.4</text:p>
          </table:table-cell>
          <table:table-cell/>
          <table:table-cell table:formula="of:=1-1/(1+([.G5]-[.C5]+1)/([.C5]+1*10))" office:value-type="float" office:value="0.166666666666667" calcext:value-type="float">
            <text:p>0.1666666667</text:p>
          </table:table-cell>
          <table:table-cell table:formula="of:=(([.N5]*[.J5])+([.L5]*[.I5]))/([.I5]+[.J5])" office:value-type="float" office:value="0.302777777777778" calcext:value-type="float">
            <text:p>0.3027777778</text:p>
          </table:table-cell>
          <table:table-cell table:formula="of:=ABS([.O5])" office:value-type="float" office:value="0.302777777777778" calcext:value-type="float">
            <text:p>0.3027777778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C6]/[.D6]" office:value-type="float" office:value="0.142857142857143" calcext:value-type="float">
            <text:p>0.1428571429</text:p>
          </table:table-cell>
          <table:table-cell office:value-type="date" office:date-value="2017-04-15" calcext:value-type="date">
            <text:p>2017-04-15</text:p>
          </table:table-cell>
          <table:table-cell table:formula="of:=[.$B$12]-[.F6]" office:value-type="float" office:value="14" calcext:value-type="float">
            <text:p>1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6]/10" office:value-type="float" office:value="0.5" calcext:value-type="float">
            <text:p>0.5</text:p>
          </table:table-cell>
          <table:table-cell/>
          <table:table-cell table:formula="of:=1-1/(1+([.G6]-[.C6]+1)/([.C6]+1*10))" office:value-type="float" office:value="0.56" calcext:value-type="float">
            <text:p>0.56</text:p>
          </table:table-cell>
          <table:table-cell table:formula="of:=(([.N6]*[.J6])+([.L6]*[.I6]))/([.I6]+[.J6])" office:value-type="float" office:value="0.525" calcext:value-type="float">
            <text:p>0.525</text:p>
          </table:table-cell>
          <table:table-cell table:formula="of:=ABS([.O6])" office:value-type="float" office:value="0.525" calcext:value-type="float">
            <text:p>0.525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C7]/[.D7]" office:value-type="float" office:value="0" calcext:value-type="float">
            <text:p>0</text:p>
          </table:table-cell>
          <table:table-cell table:style-name="Default"/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7]/10" office:value-type="float" office:value="0.5" calcext:value-type="float">
            <text:p>0.5</text:p>
          </table:table-cell>
          <table:table-cell/>
          <table:table-cell table:formula="of:=1-1/(1+([.G7]-[.C7]+1)/([.C7]+1*10))" office:value-type="float" office:value="0.0909090909090909" calcext:value-type="float">
            <text:p>0.0909090909</text:p>
          </table:table-cell>
          <table:table-cell table:formula="of:=(([.N7]*[.J7])+([.L7]*[.I7]))/([.I7]+[.J7])" office:value-type="float" office:value="0.329545454545454" calcext:value-type="float">
            <text:p>0.3295454545</text:p>
          </table:table-cell>
          <table:table-cell table:formula="of:=ABS([.O7])" office:value-type="float" office:value="0.329545454545454" calcext:value-type="float">
            <text:p>0.3295454545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C8]/[.D8]" office:value-type="float" office:value="0.857142857142857" calcext:value-type="float">
            <text:p>0.8571428571</text:p>
          </table:table-cell>
          <table:table-cell office:value-type="date" office:date-value="2017-04-23" calcext:value-type="date">
            <text:p>2017-04-23</text:p>
          </table:table-cell>
          <table:table-cell table:formula="of:=[.$B$12]-[.F8]"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8]/10" office:value-type="float" office:value="0.1" calcext:value-type="float">
            <text:p>0.1</text:p>
          </table:table-cell>
          <table:table-cell/>
          <table:table-cell table:formula="of:=1-1/(1+([.G8]-[.C8]+1)/([.C8]+1*10))" office:value-type="float" office:value="0.0588235294117647" calcext:value-type="float">
            <text:p>0.0588235294</text:p>
          </table:table-cell>
          <table:table-cell table:formula="of:=(([.N8]*[.J8])+([.L8]*[.I8]))/([.I8]+[.J8])" office:value-type="float" office:value="0.082843137254902" calcext:value-type="float">
            <text:p>0.0828431373</text:p>
          </table:table-cell>
          <table:table-cell table:formula="of:=ABS([.O8])" office:value-type="float" office:value="0.082843137254902" calcext:value-type="float">
            <text:p>0.0828431373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C9]/[.D9]" office:value-type="float" office:value="0.857142857142857" calcext:value-type="float">
            <text:p>0.8571428571</text:p>
          </table:table-cell>
          <table:table-cell office:value-type="date" office:date-value="2017-04-25" calcext:value-type="date">
            <text:p>2017-04-25</text:p>
          </table:table-cell>
          <table:table-cell table:formula="of:=[.$B$12]-[.F9]"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9]/10" office:value-type="float" office:value="0.1" calcext:value-type="float">
            <text:p>0.1</text:p>
          </table:table-cell>
          <table:table-cell/>
          <table:table-cell table:formula="of:=1-1/(1+([.G9]-[.C9]+1)/([.C9]+1*10))" office:value-type="float" office:value="-0.0666666666666667" calcext:value-type="float">
            <text:p>-0.0666666667</text:p>
          </table:table-cell>
          <table:table-cell table:formula="of:=(([.N9]*[.J9])+([.L9]*[.I9]))/([.I9]+[.J9])" office:value-type="float" office:value="0.0305555555555556" calcext:value-type="float">
            <text:p>0.0305555556</text:p>
          </table:table-cell>
          <table:table-cell table:formula="of:=ABS([.O9])" office:value-type="float" office:value="0.0305555555555556" calcext:value-type="float">
            <text:p>0.0305555556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C10]/[.D10]" office:value-type="float" office:value="0.714285714285714" calcext:value-type="float">
            <text:p>0.7142857143</text:p>
          </table:table-cell>
          <table:table-cell office:value-type="date" office:date-value="2017-04-24" calcext:value-type="date">
            <text:p>2017-04-24</text:p>
          </table:table-cell>
          <table:table-cell table:formula="of:=[.$B$12]-[.F10]"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0]/10" office:value-type="float" office:value="0.1" calcext:value-type="float">
            <text:p>0.1</text:p>
          </table:table-cell>
          <table:table-cell/>
          <table:table-cell table:formula="of:=1-1/(1+([.G10]-[.C10]+1)/([.C10]+1*10))" office:value-type="float" office:value="0.0625" calcext:value-type="float">
            <text:p>0.0625</text:p>
          </table:table-cell>
          <table:table-cell table:formula="of:=(([.N10]*[.J10])+([.L10]*[.I10]))/([.I10]+[.J10])" office:value-type="float" office:value="0.084375" calcext:value-type="float">
            <text:p>0.084375</text:p>
          </table:table-cell>
          <table:table-cell table:formula="of:=ABS([.O10])" office:value-type="float" office:value="0.084375" calcext:value-type="float">
            <text:p>0.084375</text:p>
          </table:table-cell>
        </table:table-row>
        <table:table-row table:style-name="ro2">
          <table:table-cell table:number-columns-repeated="5"/>
          <table:table-cell table:style-name="Default" table:number-columns-repeated="2"/>
          <table:table-cell table:number-columns-repeated="9"/>
        </table:table-row>
        <table:table-row table:style-name="ro2">
          <table:table-cell office:value-type="string" calcext:value-type="string">
            <text:p>today</text:p>
          </table:table-cell>
          <table:table-cell table:style-name="ce2" office:value-type="date" office:date-value="2017-04-29" calcext:value-type="date">
            <text:p>2017-04-29</text:p>
          </table:table-cell>
          <table:table-cell table:number-columns-repeated="3"/>
          <table:table-cell table:style-name="Default" table:number-columns-repeated="2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5">00/00/0000</text:date>, <text:time style:data-style-name="N2" text:time-value="23:12:18.5464456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5T00:13:54.883815887</dc:date>
    <meta:editing-duration>PT3H20M41S</meta:editing-duration>
    <meta:editing-cycles>2</meta:editing-cycles>
    <meta:generator>LibreOffice/5.1.6.2$Linux_X86_64 LibreOffice_project/10m0$Build-2</meta:generator>
    <meta:document-statistic meta:table-count="2" meta:cell-count="277" meta:object-count="0"/>
  </office:meta>
</office:document-meta>
</file>